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0b888d"/>
    </style:style>
    <style:style style:name="P2" style:family="paragraph" style:parent-style-name="Text_20_body">
      <style:text-properties officeooo:rsid="00192745" officeooo:paragraph-rsid="001ec79b"/>
    </style:style>
    <style:style style:name="P3" style:family="paragraph" style:parent-style-name="Text_20_body">
      <style:paragraph-properties style:writing-mode="lr-tb"/>
      <style:text-properties officeooo:rsid="002cae2f" officeooo:paragraph-rsid="002cae2f"/>
    </style:style>
    <style:style style:name="P4" style:family="paragraph" style:parent-style-name="Text_20_body">
      <style:paragraph-properties style:writing-mode="lr-tb"/>
      <style:text-properties officeooo:rsid="00303dd9" officeooo:paragraph-rsid="00303dd9"/>
    </style:style>
    <style:style style:name="P5" style:family="paragraph" style:parent-style-name="Text_20_body">
      <style:paragraph-properties style:writing-mode="lr-tb"/>
      <style:text-properties officeooo:rsid="00192745" officeooo:paragraph-rsid="0043aa42"/>
    </style:style>
    <style:style style:name="P6" style:family="paragraph" style:parent-style-name="Standard">
      <style:paragraph-properties style:writing-mode="lr-tb"/>
      <style:text-properties officeooo:rsid="0017a4cf" officeooo:paragraph-rsid="0017a4cf"/>
    </style:style>
    <style:style style:name="P7" style:family="paragraph" style:parent-style-name="Standard">
      <style:text-properties officeooo:rsid="00135079" officeooo:paragraph-rsid="00135079"/>
    </style:style>
    <style:style style:name="P8" style:family="paragraph" style:parent-style-name="Standard">
      <style:text-properties officeooo:rsid="0017a4cf" officeooo:paragraph-rsid="0017a4cf"/>
    </style:style>
    <style:style style:name="P9" style:family="paragraph" style:parent-style-name="Standard">
      <style:paragraph-properties fo:break-before="page"/>
      <style:text-properties officeooo:rsid="00135079" officeooo:paragraph-rsid="00135079"/>
    </style:style>
    <style:style style:name="P10" style:family="paragraph" style:parent-style-name="Standard" style:master-page-name="">
      <loext:graphic-properties draw:fill="none"/>
      <style:paragraph-properties fo:margin-left="2.499cm" fo:margin-right="0cm" fo:margin-top="0.101cm" fo:margin-bottom="0.101cm" loext:contextual-spacing="false" fo:text-indent="0cm" style:auto-text-indent="false" style:page-number="auto" fo:background-color="transparent" style:writing-mode="lr-tb"/>
      <style:text-properties officeooo:rsid="0043aa42" officeooo:paragraph-rsid="0043aa42"/>
    </style:style>
    <style:style style:name="P11" style:family="paragraph" style:parent-style-name="Text_20_body" style:list-style-name="">
      <style:text-properties officeooo:rsid="000ca87d" officeooo:paragraph-rsid="000ca87d"/>
    </style:style>
    <style:style style:name="P12" style:family="paragraph" style:parent-style-name="Text_20_body" style:list-style-name="">
      <style:text-properties style:font-name="Liberation Sans" officeooo:rsid="000ca87d" officeooo:paragraph-rsid="000ca87d"/>
    </style:style>
    <style:style style:name="P13" style:family="paragraph" style:parent-style-name="Text_20_body" style:list-style-name="L1">
      <style:paragraph-properties style:writing-mode="lr-tb"/>
      <style:text-properties officeooo:rsid="0033e8c6" officeooo:paragraph-rsid="001ec79b"/>
    </style:style>
    <style:style style:name="P14" style:family="paragraph" style:parent-style-name="Text_20_body" style:list-style-name="L1">
      <style:paragraph-properties style:writing-mode="lr-tb"/>
      <style:text-properties officeooo:rsid="001ec79b" officeooo:paragraph-rsid="001ec79b"/>
    </style:style>
    <style:style style:name="P15" style:family="paragraph" style:parent-style-name="Text_20_body" style:list-style-name="L1">
      <style:paragraph-properties style:writing-mode="lr-tb"/>
      <style:text-properties officeooo:rsid="0024486f" officeooo:paragraph-rsid="0024486f"/>
    </style:style>
    <style:style style:name="P16" style:family="paragraph" style:parent-style-name="Text_20_body" style:list-style-name="L2">
      <style:paragraph-properties style:writing-mode="lr-tb"/>
      <style:text-properties officeooo:rsid="002eb7ae" officeooo:paragraph-rsid="002eb7ae"/>
    </style:style>
    <style:style style:name="P17" style:family="paragraph" style:parent-style-name="Text_20_body" style:list-style-name="L2">
      <style:paragraph-properties style:writing-mode="lr-tb"/>
      <style:text-properties officeooo:rsid="00324df4" officeooo:paragraph-rsid="00324df4"/>
    </style:style>
    <style:style style:name="P18" style:family="paragraph" style:parent-style-name="Text_20_body">
      <style:paragraph-properties style:writing-mode="lr-tb"/>
      <style:text-properties officeooo:rsid="0075bbdc" officeooo:paragraph-rsid="007a0e85"/>
    </style:style>
    <style:style style:name="P19" style:family="paragraph" style:parent-style-name="Text_20_body">
      <style:paragraph-properties style:writing-mode="lr-tb"/>
      <style:text-properties officeooo:rsid="0087a2ab" officeooo:paragraph-rsid="0087a2ab"/>
    </style:style>
    <style:style style:name="P20" style:family="paragraph" style:parent-style-name="Text_20_body">
      <style:paragraph-properties style:writing-mode="lr-tb"/>
      <style:text-properties officeooo:rsid="008be6ba" officeooo:paragraph-rsid="008be6ba"/>
    </style:style>
    <style:style style:name="P21" style:family="paragraph" style:parent-style-name="Text_20_body">
      <style:paragraph-properties style:writing-mode="lr-tb"/>
      <style:text-properties officeooo:rsid="00c4b030" officeooo:paragraph-rsid="00e3c1c6"/>
    </style:style>
    <style:style style:name="P22" style:family="paragraph" style:parent-style-name="Text_20_body">
      <style:paragraph-properties style:writing-mode="lr-tb"/>
      <style:text-properties officeooo:rsid="00cfa179" officeooo:paragraph-rsid="00d8dfb4"/>
    </style:style>
    <style:style style:name="P23" style:family="paragraph" style:parent-style-name="Text_20_body">
      <style:paragraph-properties style:writing-mode="lr-tb"/>
      <style:text-properties officeooo:rsid="00d5018d" officeooo:paragraph-rsid="00d5018d"/>
    </style:style>
    <style:style style:name="P24" style:family="paragraph" style:parent-style-name="Text_20_body">
      <style:paragraph-properties style:writing-mode="lr-tb"/>
      <style:text-properties officeooo:rsid="00d774c2" officeooo:paragraph-rsid="00fc31b9"/>
    </style:style>
    <style:style style:name="P25" style:family="paragraph" style:parent-style-name="Text_20_body">
      <style:paragraph-properties style:writing-mode="lr-tb"/>
      <style:text-properties officeooo:rsid="00efc5c1" officeooo:paragraph-rsid="00efc5c1"/>
    </style:style>
    <style:style style:name="P26" style:family="paragraph" style:parent-style-name="Text_20_body">
      <style:paragraph-properties style:writing-mode="lr-tb"/>
      <style:text-properties officeooo:rsid="00efc5c1" officeooo:paragraph-rsid="00fc31b9"/>
    </style:style>
    <style:style style:name="P27" style:family="paragraph" style:parent-style-name="Text_20_body">
      <style:paragraph-properties style:writing-mode="lr-tb"/>
      <style:text-properties officeooo:rsid="00f330f4" officeooo:paragraph-rsid="00f330f4"/>
    </style:style>
    <style:style style:name="P28" style:family="paragraph" style:parent-style-name="Text_20_body">
      <style:paragraph-properties style:writing-mode="lr-tb"/>
      <style:text-properties officeooo:rsid="00f65d58" officeooo:paragraph-rsid="00f65d58"/>
    </style:style>
    <style:style style:name="P29" style:family="paragraph" style:parent-style-name="Text_20_body">
      <style:paragraph-properties style:writing-mode="lr-tb"/>
      <style:text-properties officeooo:rsid="00fcb5a2" officeooo:paragraph-rsid="00fcb5a2"/>
    </style:style>
    <style:style style:name="P30" style:family="paragraph" style:parent-style-name="Standard" style:list-style-name="L3">
      <style:paragraph-properties fo:margin-top="0.101cm" fo:margin-bottom="0.101cm" loext:contextual-spacing="false" style:writing-mode="lr-tb"/>
      <style:text-properties officeooo:rsid="0017a4cf" officeooo:paragraph-rsid="0017a4cf"/>
    </style:style>
    <style:style style:name="P31" style:family="paragraph" style:parent-style-name="Standard" style:list-style-name="L3">
      <style:paragraph-properties fo:margin-top="0.101cm" fo:margin-bottom="0.101cm" loext:contextual-spacing="false" style:writing-mode="lr-tb"/>
      <style:text-properties officeooo:rsid="0043aa42" officeooo:paragraph-rsid="0043aa42"/>
    </style:style>
    <style:style style:name="P32" style:family="paragraph" style:parent-style-name="Standard" style:list-style-name="L3">
      <style:paragraph-properties fo:margin-top="0.101cm" fo:margin-bottom="0.101cm" loext:contextual-spacing="false" style:writing-mode="lr-tb"/>
      <style:text-properties officeooo:rsid="0043aa42" officeooo:paragraph-rsid="007bf7bd"/>
    </style:style>
    <style:style style:name="P33" style:family="paragraph" style:parent-style-name="Standard" style:list-style-name="L3">
      <style:paragraph-properties fo:margin-top="0.101cm" fo:margin-bottom="0.101cm" loext:contextual-spacing="false" style:writing-mode="lr-tb"/>
      <style:text-properties officeooo:rsid="0043aa42" officeooo:paragraph-rsid="007c2519"/>
    </style:style>
    <style:style style:name="P34" style:family="paragraph" style:parent-style-name="Standard" style:list-style-name="L3">
      <style:paragraph-properties style:writing-mode="lr-tb"/>
      <style:text-properties officeooo:rsid="0042945c" officeooo:paragraph-rsid="0042945c"/>
    </style:style>
    <style:style style:name="P35" style:family="paragraph" style:parent-style-name="Standard" style:list-style-name="L3">
      <style:paragraph-properties style:writing-mode="lr-tb"/>
      <style:text-properties officeooo:rsid="0068e5fb" officeooo:paragraph-rsid="0068e5fb"/>
    </style:style>
    <style:style style:name="P36" style:family="paragraph" style:parent-style-name="Standard" style:list-style-name="L3">
      <style:paragraph-properties style:writing-mode="lr-tb"/>
      <style:text-properties officeooo:rsid="006d9b9c" officeooo:paragraph-rsid="006d9b9c"/>
    </style:style>
    <style:style style:name="P37" style:family="paragraph" style:parent-style-name="Standard" style:list-style-name="L3">
      <style:paragraph-properties style:writing-mode="lr-tb"/>
      <style:text-properties officeooo:rsid="006eb7ae" officeooo:paragraph-rsid="006eb7ae"/>
    </style:style>
    <style:style style:name="P38" style:family="paragraph" style:parent-style-name="Standard">
      <style:paragraph-properties style:writing-mode="lr-tb"/>
      <style:text-properties officeooo:rsid="00b117a1" officeooo:paragraph-rsid="006eb7ae"/>
    </style:style>
    <style:style style:name="P39" style:family="paragraph" style:parent-style-name="Heading_20_1" style:list-style-name="">
      <style:text-properties officeooo:rsid="000ca87d" officeooo:paragraph-rsid="000ca87d"/>
    </style:style>
    <style:style style:name="P40" style:family="paragraph" style:parent-style-name="Heading_20_1">
      <style:text-properties officeooo:rsid="000b888d" officeooo:paragraph-rsid="000b888d"/>
    </style:style>
    <style:style style:name="P41" style:family="paragraph" style:parent-style-name="Heading_20_1">
      <style:paragraph-properties style:writing-mode="lr-tb"/>
      <style:text-properties officeooo:rsid="0075bbdc" officeooo:paragraph-rsid="0075bbdc"/>
    </style:style>
    <style:style style:name="P4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3" style:family="paragraph">
      <style:paragraph-properties fo:margin-left="0cm" fo:margin-right="0cm" fo:margin-top="0cm" fo:margin-bottom="0cm" fo:line-height="100%" fo:text-align="center" fo:text-indent="0cm"/>
    </style:style>
    <style:style style:name="P44"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P45" style:family="paragraph">
      <style:paragraph-properties fo:margin-left="0cm" fo:margin-right="0cm" fo:margin-top="0cm" fo:margin-bottom="0cm" fo:line-height="100%" fo:text-align="start" fo:text-indent="0cm"/>
    </style:style>
    <style:style style:name="P46" style:family="paragraph">
      <loext:graphic-properties draw:fill="none" draw:fill-color="#fffff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7" style:family="paragraph">
      <style:paragraph-properties fo:margin-left="0cm" fo:margin-right="0cm" fo:margin-top="0cm" fo:margin-bottom="1cm" fo:line-height="100%" fo:text-align="center" fo:text-indent="0cm"/>
    </style:style>
    <style:style style:name="P48" style:family="paragraph">
      <loext:graphic-properties draw:fill="none" draw:fill-color="#ffffff"/>
      <style:paragraph-properties fo:margin-left="0cm" fo:margin-right="0cm" fo:margin-top="0cm" fo:margin-bottom="1cm" fo:line-height="100%" fo:text-align="center"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9"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0" style:family="paragraph">
      <loext:graphic-properties draw:fill="none" draw:fill-color="#fffff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51"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2"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53"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4"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5"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6" style:family="paragraph">
      <style:paragraph-properties fo:margin-left="0cm" fo:margin-right="0cm" fo:margin-top="0cm" fo:margin-bottom="0cm" fo:line-height="100%" fo:text-indent="0cm"/>
    </style:style>
    <style:style style:name="P57"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0edfbb"/>
    </style:style>
    <style:style style:name="T2" style:family="text">
      <style:text-properties fo:font-weight="bold" style:font-weight-asian="bold" style:font-weight-complex="bold"/>
    </style:style>
    <style:style style:name="T3" style:family="text">
      <style:text-properties fo:font-weight="bold" officeooo:rsid="002eb7ae" style:font-weight-asian="bold" style:font-weight-complex="bold"/>
    </style:style>
    <style:style style:name="T4" style:family="text">
      <style:text-properties fo:font-weight="bold" officeooo:rsid="0033e8c6" style:font-weight-asian="bold" style:font-weight-complex="bold"/>
    </style:style>
    <style:style style:name="T5" style:family="text">
      <style:text-properties fo:font-weight="bold" officeooo:rsid="00340b4f" style:font-weight-asian="bold" style:font-weight-complex="bold"/>
    </style:style>
    <style:style style:name="T6" style:family="text">
      <style:text-properties fo:font-weight="bold" officeooo:rsid="0043aa42" style:font-weight-asian="bold" style:font-weight-complex="bold"/>
    </style:style>
    <style:style style:name="T7" style:family="text">
      <style:text-properties fo:font-weight="bold" officeooo:rsid="0066a51f" style:font-weight-asian="bold" style:font-weight-complex="bold"/>
    </style:style>
    <style:style style:name="T8" style:family="text">
      <style:text-properties fo:font-weight="bold" officeooo:rsid="006f9d45" style:font-weight-asian="bold" style:font-weight-complex="bold"/>
    </style:style>
    <style:style style:name="T9" style:family="text">
      <style:text-properties fo:font-weight="bold" officeooo:rsid="0077b284" style:font-weight-asian="bold" style:font-weight-complex="bold"/>
    </style:style>
    <style:style style:name="T10" style:family="text">
      <style:text-properties fo:font-weight="bold" officeooo:rsid="0120d2de" style:font-weight-asian="bold" style:font-weight-complex="bold"/>
    </style:style>
    <style:style style:name="T11" style:family="text">
      <style:text-properties officeooo:rsid="00192745"/>
    </style:style>
    <style:style style:name="T12" style:family="text">
      <style:text-properties officeooo:rsid="001ec79b"/>
    </style:style>
    <style:style style:name="T13" style:family="text">
      <style:text-properties officeooo:rsid="00256be7"/>
    </style:style>
    <style:style style:name="T14" style:family="text">
      <style:text-properties officeooo:rsid="002eb7ae"/>
    </style:style>
    <style:style style:name="T15" style:family="text">
      <style:text-properties officeooo:rsid="0033e8c6"/>
    </style:style>
    <style:style style:name="T16" style:family="text">
      <style:text-properties officeooo:rsid="00340b4f"/>
    </style:style>
    <style:style style:name="T17" style:family="text">
      <style:text-properties officeooo:rsid="00346eb2"/>
    </style:style>
    <style:style style:name="T18" style:family="text">
      <style:text-properties officeooo:rsid="00353a40"/>
    </style:style>
    <style:style style:name="T19" style:family="text">
      <style:text-properties officeooo:rsid="00372fc1"/>
    </style:style>
    <style:style style:name="T20" style:family="text">
      <style:text-properties officeooo:rsid="003c92db"/>
    </style:style>
    <style:style style:name="T21" style:family="text">
      <style:text-properties officeooo:rsid="003deaee"/>
    </style:style>
    <style:style style:name="T22" style:family="text">
      <style:text-properties officeooo:rsid="004104fb"/>
    </style:style>
    <style:style style:name="T23" style:family="text">
      <style:text-properties officeooo:rsid="0043aa42"/>
    </style:style>
    <style:style style:name="T24" style:family="text">
      <style:text-properties fo:font-style="italic" style:font-style-asian="italic" style:font-style-complex="italic"/>
    </style:style>
    <style:style style:name="T25" style:family="text">
      <style:text-properties fo:font-style="italic" officeooo:rsid="0043aa42" style:font-style-asian="italic" style:font-style-complex="italic"/>
    </style:style>
    <style:style style:name="T26" style:family="text">
      <style:text-properties fo:font-style="italic" officeooo:rsid="004c2ba3" style:font-style-asian="italic" style:font-style-complex="italic"/>
    </style:style>
    <style:style style:name="T27" style:family="text">
      <style:text-properties fo:font-style="italic" officeooo:rsid="0058f4de" style:font-style-asian="italic" style:font-style-complex="italic"/>
    </style:style>
    <style:style style:name="T28" style:family="text">
      <style:text-properties fo:font-style="italic" officeooo:rsid="0065c9d4" style:font-style-asian="italic" style:font-style-complex="italic"/>
    </style:style>
    <style:style style:name="T29" style:family="text">
      <style:text-properties fo:font-style="italic" officeooo:rsid="006a66ab" style:font-style-asian="italic" style:font-style-complex="italic"/>
    </style:style>
    <style:style style:name="T30" style:family="text">
      <style:text-properties fo:font-style="italic" officeooo:rsid="006d9b9c" style:font-style-asian="italic" style:font-style-complex="italic"/>
    </style:style>
    <style:style style:name="T31" style:family="text">
      <style:text-properties fo:font-style="italic" officeooo:rsid="00b75a91" style:font-style-asian="italic" style:font-style-complex="italic"/>
    </style:style>
    <style:style style:name="T32" style:family="text">
      <style:text-properties fo:font-style="italic" officeooo:rsid="00cb20ca" style:font-style-asian="italic" style:font-style-complex="italic"/>
    </style:style>
    <style:style style:name="T33" style:family="text">
      <style:text-properties fo:font-style="italic" officeooo:rsid="00d0f8c5" style:font-style-asian="italic" style:font-style-complex="italic"/>
    </style:style>
    <style:style style:name="T34" style:family="text">
      <style:text-properties fo:font-style="italic" officeooo:rsid="008e7180" style:font-style-asian="italic" style:font-style-complex="italic"/>
    </style:style>
    <style:style style:name="T35" style:family="text">
      <style:text-properties fo:font-style="italic" fo:font-weight="bold" style:font-style-asian="italic" style:font-weight-asian="bold" style:font-style-complex="italic" style:font-weight-complex="bold"/>
    </style:style>
    <style:style style:name="T36" style:family="text">
      <style:text-properties fo:font-style="italic" fo:font-weight="bold" officeooo:rsid="005087fb" style:font-style-asian="italic" style:font-weight-asian="bold" style:font-style-complex="italic" style:font-weight-complex="bold"/>
    </style:style>
    <style:style style:name="T37" style:family="text">
      <style:text-properties fo:font-style="italic" fo:font-weight="bold" officeooo:rsid="0120d2de" style:font-style-asian="italic" style:font-weight-asian="bold" style:font-style-complex="italic" style:font-weight-complex="bold"/>
    </style:style>
    <style:style style:name="T38" style:family="text">
      <style:text-properties fo:font-style="italic" fo:font-weight="normal" officeooo:rsid="0120d2de" style:font-style-asian="italic" style:font-weight-asian="normal" style:font-style-complex="italic" style:font-weight-complex="normal"/>
    </style:style>
    <style:style style:name="T39" style:family="text">
      <style:text-properties officeooo:rsid="0047210e"/>
    </style:style>
    <style:style style:name="T40" style:family="text">
      <style:text-properties officeooo:rsid="0047e5e8"/>
    </style:style>
    <style:style style:name="T41" style:family="text">
      <style:text-properties officeooo:rsid="004c2ba3"/>
    </style:style>
    <style:style style:name="T42" style:family="text">
      <style:text-properties officeooo:rsid="005087fb"/>
    </style:style>
    <style:style style:name="T43" style:family="text">
      <style:text-properties officeooo:rsid="0055a3df"/>
    </style:style>
    <style:style style:name="T44" style:family="text">
      <style:text-properties officeooo:rsid="0058f4de"/>
    </style:style>
    <style:style style:name="T45" style:family="text">
      <style:text-properties officeooo:rsid="0065c9d4"/>
    </style:style>
    <style:style style:name="T46" style:family="text">
      <style:text-properties fo:font-style="normal" officeooo:rsid="006d9b9c" style:font-style-asian="normal" style:font-style-complex="normal"/>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font-style="normal" fo:font-weight="normal" officeooo:rsid="0120d2de" style:font-style-asian="normal" style:font-weight-asian="normal" style:font-style-complex="normal" style:font-weight-complex="normal"/>
    </style:style>
    <style:style style:name="T49" style:family="text">
      <style:text-properties fo:font-style="normal" fo:font-weight="bold" officeooo:rsid="0120d2de" style:font-style-asian="normal" style:font-weight-asian="bold" style:font-style-complex="normal" style:font-weight-complex="bold"/>
    </style:style>
    <style:style style:name="T50" style:family="text">
      <style:text-properties officeooo:rsid="006a66ab"/>
    </style:style>
    <style:style style:name="T51" style:family="text">
      <style:text-properties officeooo:rsid="006d9b9c"/>
    </style:style>
    <style:style style:name="T52" style:family="text">
      <style:text-properties officeooo:rsid="006e52a5"/>
    </style:style>
    <style:style style:name="T53" style:family="text">
      <style:text-properties officeooo:rsid="00715d15"/>
    </style:style>
    <style:style style:name="T54" style:family="text">
      <style:text-properties officeooo:rsid="0077d663"/>
    </style:style>
    <style:style style:name="T55" style:family="text">
      <style:text-properties officeooo:rsid="00786eee"/>
    </style:style>
    <style:style style:name="T56" style:family="text">
      <style:text-properties officeooo:rsid="00786fda"/>
    </style:style>
    <style:style style:name="T57" style:family="text">
      <style:text-properties officeooo:rsid="007a0e85"/>
    </style:style>
    <style:style style:name="T58" style:family="text">
      <style:text-properties officeooo:rsid="007bb641"/>
    </style:style>
    <style:style style:name="T59" style:family="text">
      <style:text-properties officeooo:rsid="00883eca"/>
    </style:style>
    <style:style style:name="T60" style:family="text">
      <style:text-properties officeooo:rsid="008e7180"/>
    </style:style>
    <style:style style:name="T61" style:family="text">
      <style:text-properties officeooo:rsid="0090ae53"/>
    </style:style>
    <style:style style:name="T62" style:family="text">
      <style:text-properties officeooo:rsid="00933c12"/>
    </style:style>
    <style:style style:name="T63" style:family="text">
      <style:text-properties officeooo:rsid="0094a5b5"/>
    </style:style>
    <style:style style:name="T64" style:family="text">
      <style:text-properties officeooo:rsid="00975ae4"/>
    </style:style>
    <style:style style:name="T65" style:family="text">
      <style:text-properties officeooo:rsid="00993f64"/>
    </style:style>
    <style:style style:name="T66" style:family="text">
      <style:text-properties officeooo:rsid="00a0139f"/>
    </style:style>
    <style:style style:name="T67" style:family="text">
      <style:text-properties officeooo:rsid="00a118ed"/>
    </style:style>
    <style:style style:name="T68" style:family="text">
      <style:text-properties officeooo:rsid="00ab17c3"/>
    </style:style>
    <style:style style:name="T69" style:family="text">
      <style:text-properties officeooo:rsid="00b1efa0"/>
    </style:style>
    <style:style style:name="T70" style:family="text">
      <style:text-properties officeooo:rsid="00b52111"/>
    </style:style>
    <style:style style:name="T71" style:family="text">
      <style:text-properties officeooo:rsid="00b75a91"/>
    </style:style>
    <style:style style:name="T72" style:family="text">
      <style:text-properties officeooo:rsid="00c67c03"/>
    </style:style>
    <style:style style:name="T73" style:family="text">
      <style:text-properties officeooo:rsid="00c935d5"/>
    </style:style>
    <style:style style:name="T74" style:family="text">
      <style:text-properties officeooo:rsid="00cb20ca"/>
    </style:style>
    <style:style style:name="T75" style:family="text">
      <style:text-properties officeooo:rsid="00d0f8c5"/>
    </style:style>
    <style:style style:name="T76" style:family="text">
      <style:text-properties officeooo:rsid="00d6d002"/>
    </style:style>
    <style:style style:name="T77" style:family="text">
      <style:text-properties officeooo:rsid="00d8dfb4"/>
    </style:style>
    <style:style style:name="T78" style:family="text">
      <style:text-properties officeooo:rsid="00dd1671"/>
    </style:style>
    <style:style style:name="T79" style:family="text">
      <style:text-properties officeooo:rsid="00e3c1c6"/>
    </style:style>
    <style:style style:name="T80" style:family="text">
      <style:text-properties officeooo:rsid="00f3e0b0"/>
    </style:style>
    <style:style style:name="T81" style:family="text">
      <style:text-properties officeooo:rsid="00fe8ede"/>
    </style:style>
    <style:style style:name="T82" style:family="text">
      <style:text-properties officeooo:rsid="0106d334"/>
    </style:style>
    <style:style style:name="T83" style:family="text">
      <style:text-properties officeooo:rsid="0115a040"/>
    </style:style>
    <style:style style:name="T84" style:family="text">
      <style:text-properties officeooo:rsid="0125d41d"/>
    </style:style>
    <style:style style:name="T85"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T86"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87" style:family="text">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88"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4.627cm" fo:min-width="5.445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131cm" fo:min-width="5.445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7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dash" draw:stroke-dash="Fine_20_Dashe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677cm" fo:min-width="1.404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579cm" fo:min-width="2.129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579cm" fo:min-width="2.168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319cm" fo:min-width="2.133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836cm" fo:min-width="2.09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838cm" fo:min-width="2.09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923cm" fo:min-width="7.121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131cm" fo:min-width="7.121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5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008cm" fo:min-width="1.787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82cm" fo:min-width="1.939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74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008cm" fo:min-width="1.785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73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82cm" fo:min-width="1.33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2.496cm" fo:min-width="1.33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95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8cm" fo:min-width="1.33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129cm" fo:min-width="0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923cm" fo:min-width="7.119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131cm" fo:min-width="7.119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true" fo:min-height="0cm" fo:min-width="0cm" fo:padding-top="0.125cm" fo:padding-bottom="0.125cm" fo:padding-left="0.25cm" fo:padding-right="0.25cm" fo:wrap-option="no-wrap" draw:shadow="hidden" draw:shadow-offset-x="0.199cm" draw:shadow-offset-y="0.199cm" draw:shadow-color="#808080" style:run-through="foreground"/>
    </style:style>
    <style:style style:name="gr3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2.134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13cm" fo:min-width="0.004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018cm" svg:stroke-color="#ed1c24" draw:marker-start="" draw:marker-start-width="0.228cm" draw:marker-start-center="false" draw:marker-end="Arrow" draw:marker-end-width="0.199cm" draw:marker-end-center="false" draw:fill="none" draw:fill-color="#729fcf" draw:textarea-horizontal-align="justify" draw:textarea-vertical-align="middle" fo:padding-top="0.134cm" fo:padding-bottom="0.134cm" fo:padding-left="0.259cm" fo:padding-right="0.259cm" draw:shadow="hidden" draw:shadow-offset-x="0.199cm" draw:shadow-offset-y="0.199cm" draw:shadow-color="#808080" style:run-through="foreground"/>
    </style:style>
    <style:style style:name="gr33"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draw:auto-grow-height="false" draw:fit-to-size="true" style:shrink-to-fit="false" fo:min-height="0.55cm" fo:padding-top="0cm" fo:padding-bottom="0cm" fo:padding-left="0.049cm" fo:padding-right="0.049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1"><text:span text:style-name="T19">Iraya </text:span>Use Case Design Document</text:h>
      <text:h text:style-name="P11" text:outline-level="1"/>
      <text:h text:style-name="P12" text:outline-level="1">This document <text:span text:style-name="T20">contains</text:span> <text:span text:style-name="T20">a</text:span> proposed design for the use case in <text:span text:style-name="T21">Neil Ongkingco’s</text:span> <text:span text:style-name="T1">Iraya</text:span> <text:span text:style-name="T1">Backend Engineer Interview Test</text:span>.</text:h>
      <text:h text:style-name="P12" text:outline-level="1"/>
      <text:h text:style-name="Heading_20_2" text:outline-level="2">General Overview</text:h>
      <text:p text:style-name="P2">The system is designed to be a cluster of 5 nodes (1 <text:span text:style-name="T16">parent VM </text:span>and 4 <text:span text:style-name="T16">worker VMs</text:span>) <text:span text:style-name="T14">using the Kubernetes and Docker cluster and container frameworks.</text:span> <text:span text:style-name="T23">Each node will host several software containers that will provide the functionality required to fulfill the responsibilities of the node. </text:span></text:p>
      <text:p text:style-name="P5"><text:span text:style-name="T23">In addition to the 5 nodes, the system uses a (key, value) </text:span><text:span text:style-name="T6">FileStore</text:span><text:span text:style-name="T23"> to store the raw document data and a </text:span><text:span text:style-name="T6">Transactional Database</text:span><text:span text:style-name="T23"> (SQL) for storing file info, computational results and task status for each document.</text:span></text:p>
      <text:p text:style-name="P2"><text:span text:style-name="T12">The </text:span><text:span text:style-name="T5">parent VM</text:span><text:span text:style-name="T12"> has the following responsibilities:</text:span></text:p>
      <text:list xml:id="list3958487559" text:style-name="L1">
        <text:list-item>
          <text:p text:style-name="P13">host the container that provides the web interface to the users to upload their files</text:p>
        </text:list-item>
        <text:list-item>
          <text:p text:style-name="P14">store the uploaded documents to a <text:span text:style-name="T4">FileStore. </text:span><text:span text:style-name="T48">At the same time, it will create a </text:span><text:span text:style-name="T38">Task</text:span><text:span text:style-name="T48"> record for the file and record relevant file info and task state in the</text:span> <text:span text:style-name="T4">T</text:span><text:span text:style-name="T2">ransaction </text:span><text:span text:style-name="T4">D</text:span><text:span text:style-name="T2">atabase</text:span></text:p>
        </text:list-item>
        <text:list-item>
          <text:p text:style-name="P14">package and dispatch document processing <text:span text:style-name="T40">tasks</text:span> to the <text:span text:style-name="T23">DataPipeline containers in the </text:span>worker <text:span text:style-name="T13">nodes</text:span></text:p>
        </text:list-item>
        <text:list-item>
          <text:p text:style-name="P14">receive and store the results computed by the workers into the transaction database</text:p>
        </text:list-item>
        <text:list-item>
          <text:p text:style-name="P15">provide notifications to the users on the progress of the document processing task<text:span text:style-name="T84">s</text:span> (<text:span text:style-name="T39">total progress, duplicate document and processing failure emails</text:span>)</text:p>
        </text:list-item>
      </text:list>
      <text:p text:style-name="P4">In addition the <text:span text:style-name="T16">parent VM</text:span> will also <text:span text:style-name="T16">act as the master of the cluster and </text:span>host the Kubernetes control plane<text:span text:style-name="T17">.</text:span></text:p>
      <text:p text:style-name="P3">The <text:span text:style-name="T2">worker nodes</text:span> will host <text:span text:style-name="T69">multiple</text:span> <text:span text:style-name="T3">DataPipeline</text:span> containers that will actually execute the steps of the data pipeline on the documents. <text:span text:style-name="T68">The goal here is to parallelize document processing to maximize throughput.</text:span> <text:span text:style-name="T14">These containers have the following responsibilities:</text:span></text:p>
      <text:list xml:id="list3520343974" text:style-name="L2">
        <text:list-item>
          <text:p text:style-name="P16"><text:span text:style-name="T70">Request and process</text:span> document processing tasks from the master node</text:p>
        </text:list-item>
        <text:list-item>
          <text:p text:style-name="P17">Send each document through the 5 steps (D1 to D5) of the data processing pipeline</text:p>
        </text:list-item>
        <text:list-item>
          <text:p text:style-name="P17"><text:span text:style-name="T18">P</text:span>ackage the results <text:span text:style-name="T18">upon completion of the 5 step pipeline </text:span>and send them to the <text:span text:style-name="T18">parent VM</text:span> for processing and storage</text:p>
        </text:list-item>
        <text:list-item>
          <text:p text:style-name="P17"><text:soft-page-break/>Handle any failures in data processing by retrying or upon too many failures notify the master node of the failure of the task</text:p>
        </text:list-item>
      </text:list>
      <text:h text:style-name="P40" text:outline-level="1">General Architecture</text:h>
      <text:p text:style-name="P1"><draw:g text:anchor-type="paragraph" draw:z-index="0" draw:name="Shape1" draw:style-name="gr1"><draw:custom-shape draw:style-name="gr2" draw:text-style-name="P42" svg:width="5.947cm" svg:height="4.878cm" svg:x="7.029cm" svg:y="2.143cm"><text:p/><draw:enhanced-geometry svg:viewBox="0 0 21600 21600" draw:mirror-horizontal="false" draw:mirror-vertical="false" draw:type="rectangle" draw:enhanced-path="M 0 0 L 21600 0 21600 21600 0 21600 0 0 Z N"/></draw:custom-shape><draw:custom-shape draw:style-name="gr3" draw:text-style-name="P42" svg:width="5.947cm" svg:height="0.382cm" svg:x="7.029cm" svg:y="2.143cm"><text:p/><draw:enhanced-geometry svg:viewBox="0 0 21600 21600" draw:mirror-horizontal="false" draw:mirror-vertical="false" draw:type="rectangle" draw:enhanced-path="M 0 0 L 21600 0 21600 21600 0 21600 0 0 Z N"/></draw:custom-shape><draw:frame draw:style-name="gr4" draw:text-style-name="P44" svg:width="2.236cm" svg:height="0.6cm" svg:x="9.077cm" svg:y="2.046cm"><draw:text-box><text:p text:style-name="P43"><text:span text:style-name="T85">Parent VM</text:span></text:p></draw:text-box></draw:frame><draw:custom-shape draw:style-name="gr5" draw:text-style-name="P42" svg:width="1.906cm" svg:height="0.929cm" svg:x="10.916cm" svg:y="3.031cm"><text:p/><draw:enhanced-geometry svg:viewBox="0 0 21600 21600" draw:mirror-horizontal="false" draw:mirror-vertical="false" draw:type="rectangle" draw:enhanced-path="M 0 0 L 21600 0 21600 21600 0 21600 0 0 Z N"/></draw:custom-shape><draw:custom-shape draw:style-name="gr6" draw:text-style-name="P42" xml:id="id2" draw:id="id2" svg:width="2.631cm" svg:height="1.83cm" svg:x="7.258cm" svg:y="4.98cm"><text:p/><draw:enhanced-geometry svg:viewBox="0 0 21600 21600" draw:mirror-horizontal="false" draw:mirror-vertical="false" draw:type="rectangle" draw:enhanced-path="M 0 0 L 21600 0 21600 21600 0 21600 0 0 Z N"/></draw:custom-shape><draw:frame draw:style-name="gr7" draw:text-style-name="P46" svg:width="1.906cm" svg:height="0.916cm" svg:x="7.258cm" svg:y="3.054cm"><draw:text-box><text:p text:style-name="P45"><text:span text:style-name="T86">Dashboard</text:span></text:p><text:p text:style-name="P45"><text:span text:style-name="T86">WebApp</text:span></text:p></draw:text-box></draw:frame><draw:custom-shape draw:style-name="gr8" draw:text-style-name="P42" xml:id="id13" draw:id="id13" svg:width="2.67cm" svg:height="1.83cm" svg:x="10.153cm" svg:y="4.964cm"><text:p/><draw:enhanced-geometry svg:viewBox="0 0 21600 21600" draw:mirror-horizontal="false" draw:mirror-vertical="false" draw:type="rectangle" draw:enhanced-path="M 0 0 L 21600 0 21600 21600 0 21600 0 0 Z N"/></draw:custom-shape><draw:custom-shape draw:style-name="gr9" draw:text-style-name="P42" xml:id="id1" draw:id="id1" svg:width="2.634cm" svg:height="1.571cm" svg:x="7.258cm" svg:y="3.013cm"><text:p/><draw:enhanced-geometry svg:viewBox="0 0 21600 21600" draw:mirror-horizontal="false" draw:mirror-vertical="false" draw:type="rectangle" draw:enhanced-path="M 0 0 L 21600 0 21600 21600 0 21600 0 0 Z N"/></draw:custom-shape><draw:frame draw:style-name="gr7" draw:text-style-name="P46" svg:width="2.363cm" svg:height="0.914cm" svg:x="7.258cm" svg:y="4.964cm"><draw:text-box><text:p text:style-name="P45"><text:span text:style-name="T86">Input</text:span></text:p><text:p text:style-name="P45"><text:span text:style-name="T86">Coordinator</text:span></text:p></draw:text-box></draw:frame><draw:frame draw:style-name="gr7" draw:text-style-name="P46" svg:width="2.364cm" svg:height="0.914cm" svg:x="10.153cm" svg:y="4.966cm"><draw:text-box><text:p text:style-name="P45"><text:span text:style-name="T86">Output</text:span></text:p><text:p text:style-name="P45"><text:span text:style-name="T86">Coordinator</text:span></text:p></draw:text-box></draw:frame><draw:frame draw:style-name="gr7" draw:text-style-name="P46" svg:width="1.676cm" svg:height="0.914cm" svg:x="10.916cm" svg:y="3.031cm"><draw:text-box><text:p text:style-name="P45"><text:span text:style-name="T86">Cluster</text:span></text:p><text:p text:style-name="P45"><text:span text:style-name="T86">Software</text:span></text:p></draw:text-box></draw:frame><draw:custom-shape draw:style-name="gr10" draw:text-style-name="P42" xml:id="id3" draw:id="id3" svg:width="2.592cm" svg:height="2.057cm" svg:x="2cm" svg:y="2.907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7" draw:text-style-name="P48" svg:width="1.752cm" svg:height="0.609cm" svg:x="2.383cm" svg:y="3.669cm"><draw:text-box><text:p text:style-name="P47"><text:span text:style-name="T86">FileStore</text:span></text:p></draw:text-box></draw:frame><draw:custom-shape draw:style-name="gr11" draw:text-style-name="P42" xml:id="id4" draw:id="id4" svg:width="2.592cm" svg:height="2.059cm" svg:x="2cm" svg:y="5.497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7" draw:text-style-name="P49" svg:width="2.364cm" svg:height="0.914cm" svg:x="2.076cm" svg:y="6.26cm"><draw:text-box><text:p text:style-name="P43"><text:span text:style-name="T86">Transaction </text:span></text:p><text:p text:style-name="P43"><text:span text:style-name="T86">Database</text:span></text:p></draw:text-box></draw:frame><draw:custom-shape draw:style-name="gr12" draw:text-style-name="P42" svg:width="7.623cm" svg:height="6.174cm" svg:x="4.591cm" svg:y="9.46cm"><text:p/><draw:enhanced-geometry svg:viewBox="0 0 21600 21600" draw:mirror-horizontal="false" draw:mirror-vertical="false" draw:type="rectangle" draw:enhanced-path="M 0 0 L 21600 0 21600 21600 0 21600 0 0 Z N"/></draw:custom-shape><draw:custom-shape draw:style-name="gr13" draw:text-style-name="P42" svg:width="7.623cm" svg:height="0.382cm" svg:x="4.591cm" svg:y="9.46cm"><text:p/><draw:enhanced-geometry svg:viewBox="0 0 21600 21600" draw:mirror-horizontal="false" draw:mirror-vertical="false" draw:type="rectangle" draw:enhanced-path="M 0 0 L 21600 0 21600 21600 0 21600 0 0 Z N"/></draw:custom-shape><draw:frame draw:style-name="gr14" draw:text-style-name="P44" svg:width="2.744cm" svg:height="0.551cm" svg:x="7.182cm" svg:y="9.386cm"><draw:text-box><text:p text:style-name="P43"><text:span text:style-name="T85">Worker VM.1</text:span></text:p></draw:text-box></draw:frame><draw:frame draw:style-name="gr14" draw:text-style-name="P50" svg:width="2.438cm" svg:height="0.533cm" svg:x="4.745cm" svg:y="10.222cm"><draw:text-box><text:p text:style-name="P45"><text:span text:style-name="T87">DataPipeline 1.1</text:span></text:p></draw:text-box></draw:frame><draw:custom-shape draw:style-name="gr15" draw:text-style-name="P42" xml:id="id6" draw:id="id6" svg:width="2.289cm" svg:height="5.259cm" svg:x="4.819cm" svg:y="10.222cm"><text:p/><draw:enhanced-geometry svg:viewBox="0 0 21600 21600" draw:mirror-horizontal="false" draw:mirror-vertical="false" draw:type="rectangle" draw:enhanced-path="M 0 0 L 21600 0 21600 21600 0 21600 0 0 Z N"/></draw:custom-shape><draw:custom-shape draw:style-name="gr16" draw:text-style-name="P42" svg:width="2.44cm" svg:height="0.533cm" svg:x="7.334cm" svg:y="6.107cm"><text:p/><draw:enhanced-geometry svg:viewBox="0 0 21600 21600" draw:mirror-horizontal="false" draw:mirror-vertical="false" draw:type="rectangle" draw:enhanced-path="M 0 0 L 21600 0 21600 21600 0 21600 0 0 Z N"/></draw:custom-shape><draw:frame draw:style-name="gr17" draw:text-style-name="P49" xml:id="id5" draw:id="id5" svg:width="2.44cm" svg:height="0.553cm" svg:x="7.412cm" svg:y="6.107cm"><draw:text-box><text:p text:style-name="P43"><text:span text:style-name="T86">Task Allocator</text:span></text:p></draw:text-box></draw:frame><draw:custom-shape draw:style-name="gr18" draw:text-style-name="P42" xml:id="id7" draw:id="id7" svg:width="2.287cm" svg:height="5.259cm" svg:x="9.698cm" svg:y="10.222cm"><text:p/><draw:enhanced-geometry svg:viewBox="0 0 21600 21600" draw:mirror-horizontal="false" draw:mirror-vertical="false" draw:type="rectangle" draw:enhanced-path="M 0 0 L 21600 0 21600 21600 0 21600 0 0 Z N"/></draw:custom-shape><draw:frame draw:style-name="gr7" draw:text-style-name="P50" svg:width="2.518cm" svg:height="0.477cm" svg:x="9.62cm" svg:y="10.203cm"><draw:text-box><text:p text:style-name="P45"><text:span text:style-name="T87">DataPipeline 1.N</text:span></text:p></draw:text-box></draw:frame><draw:frame draw:style-name="gr19" draw:text-style-name="P51" svg:width="1.832cm" svg:height="1.124cm" svg:x="7.486cm" svg:y="11.443cm"><draw:text-box><text:p text:style-name="P43"><text:span text:style-name="T88">...</text:span></text:p></draw:text-box></draw:frame><draw:frame draw:style-name="gr19" draw:text-style-name="P51" svg:width="1.83cm" svg:height="1.124cm" svg:x="12.746cm" svg:y="11.975cm"><draw:text-box><text:p text:style-name="P43"><text:span text:style-name="T88">...</text:span></text:p></draw:text-box></draw:frame><draw:custom-shape draw:style-name="gr20" draw:text-style-name="P42" svg:width="1.832cm" svg:height="0.533cm" svg:x="5.048cm" svg:y="10.732cm"><text:p/><draw:enhanced-geometry svg:viewBox="0 0 21600 21600" draw:mirror-horizontal="false" draw:mirror-vertical="false" draw:type="rectangle" draw:enhanced-path="M 0 0 L 21600 0 21600 21600 0 21600 0 0 Z N"/></draw:custom-shape><draw:frame draw:style-name="gr14" draw:text-style-name="P50" xml:id="id10" draw:id="id10" svg:width="1.832cm" svg:height="0.533cm" svg:x="5.048cm" svg:y="10.732cm"><draw:text-box><text:p text:style-name="P45"><text:span text:style-name="T87">TaskReceiver</text:span></text:p></draw:text-box></draw:frame><draw:custom-shape draw:style-name="gr21" draw:text-style-name="P42" xml:id="id11" draw:id="id11" svg:width="1.832cm" svg:height="2.747cm" svg:x="5.048cm" svg:y="11.668cm"><text:p/><draw:enhanced-geometry svg:viewBox="0 0 21600 21600" draw:mirror-horizontal="false" draw:mirror-vertical="false" draw:type="rectangle" draw:enhanced-path="M 0 0 L 21600 0 21600 21600 0 21600 0 0 Z N"/></draw:custom-shape><draw:frame draw:style-name="gr22" draw:text-style-name="P52" svg:width="1.449cm" svg:height="0.491cm" svg:x="5.201cm" svg:y="11.748cm"><draw:text-box><text:p text:style-name="P43"><text:span text:style-name="T87">Executor</text:span></text:p></draw:text-box></draw:frame><draw:custom-shape draw:style-name="gr23" draw:text-style-name="P42" xml:id="id12" draw:id="id12" svg:width="1.832cm" svg:height="0.532cm" svg:x="5.048cm" svg:y="14.796cm"><text:p/><draw:enhanced-geometry svg:viewBox="0 0 21600 21600" draw:mirror-horizontal="false" draw:mirror-vertical="false" draw:type="rectangle" draw:enhanced-path="M 0 0 L 21600 0 21600 21600 0 21600 0 0 Z N"/></draw:custom-shape><draw:frame draw:style-name="gr14" draw:text-style-name="P50" svg:width="1.832cm" svg:height="0.532cm" svg:x="5.048cm" svg:y="14.796cm"><draw:text-box><text:p text:style-name="P45"><text:span text:style-name="T87">ResultSender</text:span></text:p></draw:text-box></draw:frame><draw:connector draw:style-name="gr24" draw:text-style-name="P53" svg:x1="8.573cm" svg:y1="4.583cm" svg:x2="8.572cm" svg:y2="4.979cm" draw:start-shape="id1" draw:start-glue-point="2" draw:end-shape="id2" draw:end-glue-point="0" svg:d="M8573 4583v197h-1v199" svg:viewBox="0 0 4 399"><text:p/></draw:connector><draw:connector draw:style-name="gr24" draw:text-style-name="P53" svg:x1="7.258cm" svg:y1="5.894cm" svg:x2="4.591cm" svg:y2="3.936cm" draw:start-shape="id2" draw:start-glue-point="3" draw:end-shape="id3" draw:end-glue-point="8" svg:d="M7258 5894h-1333v-1958h-1334" svg:viewBox="0 0 2669 1960"><text:p/></draw:connector><draw:connector draw:style-name="gr24" draw:text-style-name="P53" svg:x1="7.258cm" svg:y1="5.893cm" svg:x2="4.591cm" svg:y2="6.526cm" draw:start-shape="id2" draw:end-shape="id4" draw:end-glue-point="8" svg:d="M7258 5893h-1333v633h-1334" svg:viewBox="0 0 2669 635"><text:p/></draw:connector><draw:connector draw:style-name="gr24" draw:text-style-name="P53" svg:x1="8.631cm" svg:y1="6.659cm" svg:x2="5.962cm" svg:y2="10.222cm" draw:start-shape="id5" draw:start-glue-point="2" draw:end-shape="id6" draw:end-glue-point="0" svg:d="M8631 6659v1779h-2669v1784" svg:viewBox="0 0 2671 3565"><text:p/></draw:connector><draw:connector draw:style-name="gr24" draw:text-style-name="P53" svg:x1="8.63cm" svg:y1="6.659cm" svg:x2="10.84cm" svg:y2="10.222cm" draw:start-shape="id5" draw:start-glue-point="2" draw:end-shape="id7" draw:end-glue-point="0" svg:d="M8630 6659v1779h2210v1784" svg:viewBox="0 0 2212 3565"><text:p/></draw:connector><draw:connector draw:style-name="gr24" draw:text-style-name="P53" svg:x1="8.63cm" svg:y1="6.659cm" svg:x2="16.022cm" svg:y2="10.222cm" draw:start-shape="id5" draw:start-glue-point="2" draw:end-shape="id8" draw:end-glue-point="0" svg:d="M8630 6659v1779h7392v1784" svg:viewBox="0 0 7394 3565"><text:p/></draw:connector><draw:connector draw:style-name="gr24" draw:text-style-name="P53" svg:x1="8.63cm" svg:y1="6.659cm" svg:x2="20.936cm" svg:y2="10.202cm" draw:start-shape="id5" draw:start-glue-point="2" draw:end-shape="id9" draw:end-glue-point="0" svg:d="M8630 6659v1772h12306v1771" svg:viewBox="0 0 12308 3545"><text:p/></draw:connector><draw:connector draw:style-name="gr24" draw:text-style-name="P53" svg:x1="5.963cm" svg:y1="11.265cm" svg:x2="5.963cm" svg:y2="11.669cm" draw:start-shape="id10" draw:start-glue-point="2" draw:end-shape="id11" draw:end-glue-point="0" svg:d="M5963 11265v404" svg:viewBox="0 0 2 406"><text:p/></draw:connector><draw:connector draw:style-name="gr24" draw:text-style-name="P53" svg:x1="5.963cm" svg:y1="14.415cm" svg:x2="5.963cm" svg:y2="14.796cm" draw:start-shape="id11" draw:start-glue-point="2" draw:end-shape="id12" draw:end-glue-point="0" svg:d="M5963 14415v381" svg:viewBox="0 0 2 383"><text:p/></draw:connector><draw:custom-shape draw:style-name="gr25" draw:text-style-name="P54" svg:width="0.306cm" svg:height="0.38cm" svg:x="13.162cm" svg:y="8.241cm"><text:p/><draw:enhanced-geometry svg:viewBox="0 0 21600 21600" draw:mirror-horizontal="false" draw:mirror-vertical="false" draw:type="rectangle" draw:enhanced-path="M 0 0 L 21600 0 21600 21600 0 21600 0 0 Z N"/></draw:custom-shape><draw:connector draw:style-name="gr24" draw:text-style-name="P53" svg:x1="5.963cm" svg:y1="15.327cm" svg:x2="12.821cm" svg:y2="5.878cm" draw:start-shape="id12" draw:start-glue-point="2" draw:end-shape="id13" draw:end-glue-point="1" svg:d="M5963 15327v500h7357v-9949h-499" svg:viewBox="0 0 7359 9950"><text:p/></draw:connector><draw:custom-shape draw:style-name="gr26" draw:text-style-name="P54" svg:width="0.306cm" svg:height="0.152cm" svg:x="8.479cm" svg:y="7.975cm"><text:p/><draw:enhanced-geometry svg:viewBox="0 0 21600 21600" draw:mirror-horizontal="false" draw:mirror-vertical="false" draw:type="rectangle" draw:enhanced-path="M 0 0 L 21600 0 21600 21600 0 21600 0 0 Z N"/></draw:custom-shape><draw:connector draw:style-name="gr24" draw:text-style-name="P53" svg:x1="11.486cm" svg:y1="6.793cm" svg:x2="3.295cm" svg:y2="7.555cm" draw:start-shape="id13" draw:start-glue-point="2" draw:end-shape="id4" draw:end-glue-point="7" svg:d="M11486 6793v1263h-8191v-501" svg:viewBox="0 0 8193 1265"><text:p/></draw:connector><draw:custom-shape draw:style-name="gr27" draw:text-style-name="P42" svg:width="7.621cm" svg:height="6.174cm" svg:x="14.651cm" svg:y="9.46cm"><text:p/><draw:enhanced-geometry svg:viewBox="0 0 21600 21600" draw:mirror-horizontal="false" draw:mirror-vertical="false" draw:type="rectangle" draw:enhanced-path="M 0 0 L 21600 0 21600 21600 0 21600 0 0 Z N"/></draw:custom-shape><draw:custom-shape draw:style-name="gr28" draw:text-style-name="P42" svg:width="7.621cm" svg:height="0.382cm" svg:x="14.651cm" svg:y="9.46cm"><text:p/><draw:enhanced-geometry svg:viewBox="0 0 21600 21600" draw:mirror-horizontal="false" draw:mirror-vertical="false" draw:type="rectangle" draw:enhanced-path="M 0 0 L 21600 0 21600 21600 0 21600 0 0 Z N"/></draw:custom-shape><draw:frame draw:style-name="gr14" draw:text-style-name="P44" svg:width="2.744cm" svg:height="0.551cm" svg:x="17.242cm" svg:y="9.386cm"><draw:text-box><text:p text:style-name="P43"><text:span text:style-name="T85">Worker VM.4</text:span></text:p></draw:text-box></draw:frame><draw:frame draw:style-name="gr14" draw:text-style-name="P50" svg:width="2.44cm" svg:height="0.533cm" svg:x="14.802cm" svg:y="10.222cm"><draw:text-box><text:p text:style-name="P45"><text:span text:style-name="T87">DataPipeline 4.1</text:span></text:p></draw:text-box></draw:frame><draw:custom-shape draw:style-name="gr18" draw:text-style-name="P42" xml:id="id8" draw:id="id8" svg:width="2.287cm" svg:height="5.259cm" svg:x="14.88cm" svg:y="10.222cm"><text:p/><draw:enhanced-geometry svg:viewBox="0 0 21600 21600" draw:mirror-horizontal="false" draw:mirror-vertical="false" draw:type="rectangle" draw:enhanced-path="M 0 0 L 21600 0 21600 21600 0 21600 0 0 Z N"/></draw:custom-shape><draw:custom-shape draw:style-name="gr18" draw:text-style-name="P42" svg:width="2.287cm" svg:height="5.259cm" svg:x="19.757cm" svg:y="10.222cm"><text:p/><draw:enhanced-geometry svg:viewBox="0 0 21600 21600" draw:mirror-horizontal="false" draw:mirror-vertical="false" draw:type="rectangle" draw:enhanced-path="M 0 0 L 21600 0 21600 21600 0 21600 0 0 Z N"/></draw:custom-shape><draw:frame draw:style-name="gr7" draw:text-style-name="P50" xml:id="id9" draw:id="id9" svg:width="2.516cm" svg:height="0.477cm" svg:x="19.679cm" svg:y="10.203cm"><draw:text-box><text:p text:style-name="P45"><text:span text:style-name="T87">DataPipeline 4.N</text:span></text:p></draw:text-box></draw:frame><draw:frame draw:style-name="gr19" draw:text-style-name="P51" svg:width="1.83cm" svg:height="1.124cm" svg:x="17.547cm" svg:y="11.443cm"><draw:text-box><text:p text:style-name="P43"><text:span text:style-name="T88">...</text:span></text:p></draw:text-box></draw:frame><draw:custom-shape draw:style-name="gr29" draw:text-style-name="P54" xml:id="id14" draw:id="id14" svg:width="3.742cm" svg:height="2.05cm" svg:x="14.448cm" svg:y="0.212cm"><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frame draw:style-name="gr30" draw:text-style-name="P51" svg:width="1.989cm" svg:height="1.068cm" svg:x="15.316cm" svg:y="0.657cm"><draw:text-box><text:p text:style-name="P43"><text:span text:style-name="T88">Users</text:span></text:p><text:p text:style-name="P43"><text:span text:style-name="T88">(internet)</text:span></text:p></draw:text-box></draw:frame><draw:connector draw:style-name="gr24" draw:text-style-name="P53" svg:x1="14.448cm" svg:y1="1.237cm" svg:x2="8.574cm" svg:y2="3.014cm" draw:start-shape="id14" draw:start-glue-point="3" draw:end-shape="id1" draw:end-glue-point="0" svg:d="M14448 1237h-5874v1777" svg:viewBox="0 0 5876 1778"><text:p/></draw:connector><draw:connector draw:style-name="gr24" draw:text-style-name="P53" draw:line-skew="0.9cm" svg:x1="11.486cm" svg:y1="4.965cm" svg:x2="18.189cm" svg:y2="1.237cm" draw:start-shape="id13" draw:start-glue-point="0" draw:end-shape="id14" draw:end-glue-point="1" svg:d="M11486 4965v-452h7204v-3276h-501" svg:viewBox="0 0 7205 3729"><text:p/></draw:connector><draw:frame draw:style-name="gr31" draw:text-style-name="P55" svg:width="0.505cm" svg:height="0.964cm" svg:x="5.3cm" svg:y="11.928cm"><draw:text-box><text:p/></draw:text-box></draw:frame><draw:line draw:style-name="gr32" draw:text-style-name="P42" svg:x1="5.963cm" svg:y1="12.172cm" svg:x2="5.954cm" svg:y2="14.272cm"><text:p/></draw:line><draw:frame draw:style-name="gr33" draw:text-style-name="P57" svg:width="0.302cm" svg:height="0.202cm" svg:x="5.799cm" svg:y="12.383cm"><draw:text-box><text:p text:style-name="P56"><text:span text:style-name="T88">D1</text:span></text:p></draw:text-box></draw:frame><draw:frame draw:style-name="gr33" draw:text-style-name="P57" svg:width="0.302cm" svg:height="0.202cm" svg:x="5.799cm" svg:y="12.683cm"><draw:text-box><text:p text:style-name="P56"><text:span text:style-name="T88">D2</text:span></text:p></draw:text-box></draw:frame><draw:frame draw:style-name="gr33" draw:text-style-name="P57" svg:width="0.302cm" svg:height="0.202cm" svg:x="5.799cm" svg:y="12.983cm"><draw:text-box><text:p text:style-name="P56"><text:span text:style-name="T88">D3</text:span></text:p></draw:text-box></draw:frame><draw:frame draw:style-name="gr33" draw:text-style-name="P57" svg:width="0.302cm" svg:height="0.202cm" svg:x="5.799cm" svg:y="13.282cm"><draw:text-box><text:p text:style-name="P56"><text:span text:style-name="T88">D4</text:span></text:p></draw:text-box></draw:frame><draw:frame draw:style-name="gr33" draw:text-style-name="P57" svg:width="0.302cm" svg:height="0.2cm" svg:x="5.799cm" svg:y="13.584cm"><draw:text-box><text:p text:style-name="P56"><text:span text:style-name="T88">D5</text:span></text:p></draw:text-box></draw:frame></draw:g></text:p>
      <text:p text:style-name="P9">The figure above shows the general architecture of the proposed design, and details the major components of the system as well as the high-level data-flows between the components of the system and the outside world.</text:p>
      <text:p text:style-name="P7"/>
      <text:p text:style-name="P8">The system consists of the following major components:</text:p>
      <text:list xml:id="list691106970" text:style-name="L3">
        <text:list-item>
          <text:p text:style-name="P30"><text:span text:style-name="T2">Parent Virtual Machine (Parent VM)</text:span>: The virtual machine that hosts the containers that coordinate the functions of the components in the worker nodes, as well as the WebApp container that <text:span text:style-name="T22">runs the Web Dashboard that users</text:span> will <text:span text:style-name="T22">use to </text:span>uploading documents. <text:span text:style-name="T11">The Parent VM will also be the master node that hosts the Kubernetes control plane that manages the cluster. The parent node will host the following containers:</text:span></text:p>
          <text:list>
            <text:list-item>
              <text:list>
                <text:list-item>
                  <text:p text:style-name="P31"><text:span text:style-name="T35">Dashboard </text:span><text:span text:style-name="T36">WebApp</text:span>: runs the dashboard web app<text:span text:style-name="T42">lication</text:span> that the users will access to upload files</text:p>
                </text:list-item>
                <text:list-item>
                  <text:p text:style-name="P32"><text:span text:style-name="T35">Input Coordinator</text:span>: receives the uploaded file <text:span text:style-name="T43">from the Dashboard WebApp and performs the following:</text:span></text:p>
                  <text:list>
                    <text:list-item>
                      <text:p text:style-name="P32">create a <text:span text:style-name="T51">unique </text:span><text:span text:style-name="T30">FileID</text:span> for the document <text:span text:style-name="T58">(by computing the SHA256 hash on the document contents)</text:span></text:p>
                    </text:list-item>
                    <text:list-item>
                      <text:p text:style-name="P33"><text:span text:style-name="T41">detect if the document is a duplicate and send the necessary email notifications to the users while aborting storage of the document data</text:span></text:p>
                    </text:list-item>
                    <text:list-item>
                      <text:p text:style-name="P32">store the <text:span text:style-name="T41">document contents in the </text:span><text:span text:style-name="T26">FileStore</text:span><text:span text:style-name="T41"> keyed with </text:span><text:span text:style-name="T26">FileID</text:span></text:p>
                    </text:list-item>
                    <text:list-item>
                      <text:p text:style-name="P32"><text:span text:style-name="T41">create a </text:span><text:span text:style-name="T26">task entry</text:span><text:span text:style-name="T41"> in the Transaction database that gives assigns a document a </text:span><text:span text:style-name="T26">taskID</text:span><text:span text:style-name="T41"> and contains basic info on the task (</text:span><text:span text:style-name="T26">FileID</text:span><text:span text:style-name="T41">, name, size, type, date uploaded, task state).</text:span></text:p>
                    </text:list-item>
                  </text:list>
                </text:list-item>
              </text:list>
            </text:list-item>
          </text:list>
        </text:list-item>
      </text:list>
      <text:p text:style-name="P10"><text:span text:style-name="T45">The </text:span><text:span text:style-name="T28">Input Coordinator</text:span><text:span text:style-name="T45"> will also have a </text:span><text:span text:style-name="T28">Task Allocator</text:span><text:span text:style-name="T45"> sub-component that <text:s/>packages the document into </text:span><text:span text:style-name="T28">tasks</text:span><text:span text:style-name="T45"> (</text:span><text:span text:style-name="T28">taskID</text:span><text:span text:style-name="T45"> + document contents) and orders them into a queue. It then listens to requests from DataPipeline components and serves tasks if any are available in the queue.</text:span></text:p>
      <text:list xml:id="list181849511337771" text:continue-numbering="true" text:style-name="L3">
        <text:list-item>
          <text:list>
            <text:list-item>
              <text:list>
                <text:list-item>
                  <text:p text:style-name="P31"><text:span text:style-name="T35">Output Coordinator</text:span>: <text:span text:style-name="T44">receives the computed results for the document from the </text:span><text:span text:style-name="T27">DataPipeline</text:span><text:span text:style-name="T44"> component on the worker VMs, stores the results in the </text:span><text:span text:style-name="T27">Transactional Database</text:span><text:span text:style-name="T44"> using the corresponding transaction ID, as well as handling any errors caused by processing failures in the worker nodes. This includes notifying users of any documents that have failed to process after the appropriate number of retries.</text:span></text:p>
                </text:list-item>
              </text:list>
            </text:list-item>
          </text:list>
        </text:list-item>
      </text:list>
      <text:p text:style-name="P6"/>
      <text:list xml:id="list181848451972644" text:continue-numbering="true" text:style-name="L3">
        <text:list-item>
          <text:p text:style-name="P34"><text:span text:style-name="T2">Worker V</text:span><text:span text:style-name="T8">irtual </text:span><text:span text:style-name="T2">M</text:span><text:span text:style-name="T8">achine</text:span><text:span text:style-name="T2">s 1 to 4 (Worker VM.1 to </text:span><text:span text:style-name="T7">VM.</text:span><text:span text:style-name="T2">4)</text:span>: <text:span text:style-name="T23">These virtual machines will contain multiple instances of </text:span><text:span text:style-name="T25">DataPipeline</text:span><text:span text:style-name="T23"> containers which will actually perform the data processing tasks on a document. The goal is to have as many </text:span><text:span text:style-name="T25">DataPipeline</text:span><text:span text:style-name="T23"> containers running on a worker VM to parallelize the processing of the documents and overall throughput.</text:span></text:p>
          <text:list>
            <text:list-item>
              <text:list>
                <text:list-item>
                  <text:p text:style-name="P35"><text:span text:style-name="T47">The </text:span><text:span text:style-name="T35">DataPipeline</text:span> containers have the following <text:span text:style-name="T55">sub-components</text:span>:</text:p>
                  <text:list>
                    <text:list-item>
                      <text:p text:style-name="P35"><text:span text:style-name="T24">Task Receiver</text:span>: <text:span text:style-name="T71">Constantly requests tasks from the Input Coordinator as long as the </text:span><text:span text:style-name="T31">Executor</text:span><text:span text:style-name="T71"> is not currently busy on a task. Upon receiving a task, it</text:span><text:span text:style-name="T29"> </text:span><text:span text:style-name="T46">extracts the document data </text:span><text:span text:style-name="T50">and passes it to the </text:span><text:span text:style-name="T29">Executor</text:span><text:span text:style-name="T50"> for processing.</text:span></text:p>
                    </text:list-item>
                    <text:list-item>
                      <text:p text:style-name="P36"><text:span text:style-name="T35">Executor</text:span>: Runs the steps D1 to D5 in succession <text:span text:style-name="T53">on</text:span> the document data and collects the results. The executor is also responsible for retrying a <text:soft-page-break/>step (up to 3 times) in case of failure. The results <text:span text:style-name="T52">(or failure)</text:span> are then passed to the <text:span text:style-name="T24">ResultSender</text:span>.</text:p>
                    </text:list-item>
                    <text:list-item>
                      <text:p text:style-name="P37"><text:span text:style-name="T35">ResultSender</text:span>: packages the results (or failure details) with the corresponding taskID and sends them to the <text:span text:style-name="T24">Output Coordinator</text:span> on the <text:span text:style-name="T24">Parent VM</text:span> for final processing.</text:p>
                    </text:list-item>
                  </text:list>
                </text:list-item>
              </text:list>
            </text:list-item>
          </text:list>
        </text:list-item>
      </text:list>
      <text:p text:style-name="P38"/>
      <text:h text:style-name="P41" text:outline-level="1">Technolog<text:span text:style-name="T56">y</text:span> Review</text:h>
      <text:p text:style-name="P18"/>
      <text:p text:style-name="P18">The two major cloud <text:span text:style-name="T66">technologies</text:span> that the proposed system will use are <text:span text:style-name="T2">Docker</text:span> for <text:span text:style-name="T57">software </text:span>containers <text:span text:style-name="T57">and </text:span><text:span text:style-name="T2">Kuber</text:span><text:span text:style-name="T9">n</text:span><text:span text:style-name="T2">etes</text:span> for cluster <text:span text:style-name="T54">management</text:span>.</text:p>
      <text:p text:style-name="P19"><text:a xlink:type="simple" xlink:href="https://docs.docker.com/get-started/overview/#:~:text=Docker%20is%20an%20open%20platform,ways%20you%20manage%20your%20applications." text:style-name="Internet_20_link" text:visited-style-name="Visited_20_Internet_20_Link"><text:span text:style-name="T2">Docker</text:span></text:a> is a <text:span text:style-name="T61">platform</text:span> that allows the packaging of software services (i.e. web servers, ML compute tasks) into a <text:span text:style-name="T24">container</text:span> that <text:span text:style-name="T62">has</text:span> all the dependencies <text:span text:style-name="T63">needed by the </text:span>service and <text:span text:style-name="T67">be able to </text:span>run <text:span text:style-name="T64">it</text:span> in a lightweight, standalone execution environment. <text:span text:style-name="T59">Multiple containers can be hosted in a single virtual machine, therefore decoupling software services from specific hosts and allowing for the deployment of multiple instances of the same service in a single machine for improved reliability, increased throughput and higher resource utilization. For our purposes, each Docker container can be treated as a separate host, and can communicate (with some configuration and some help from Kubernetes) to other containers using standard web messaging interfaces (HTTP requests).</text:span></text:p>
      <text:p text:style-name="P20">Using Docker will allow for easier development of the features required by the system as they can be <text:span text:style-name="T65">coded</text:span> and tested in isolation on developer machines with a reasonable guarantee that with the correct deployment configuration they will also work correctly on the cloud. <text:span text:style-name="T60">The ability to create multiple instances of the same container will also be essential to allow for the creation of as many </text:span><text:span text:style-name="T34">DataPipeline</text:span><text:span text:style-name="T60"> components as the worker VMs can handle to parallelize the processing of the documents through the 5 step data pipeline.</text:span></text:p>
      <text:p text:style-name="P21"><text:a xlink:type="simple" xlink:href="https://kubernetes.io/docs/concepts/overview/components/" text:style-name="Internet_20_link" text:visited-style-name="Visited_20_Internet_20_Link"><text:span text:style-name="T2">Kubernetes</text:span></text:a> allows the <text:span text:style-name="T72">setup and</text:span> management of clusters: <text:span text:style-name="T73">a</text:span> set of nodes (i.e. virtual machines) that host multiple containers. <text:span text:style-name="T79">Kubernetes has several features that will significantly affect the ease of implementation and deployment of the proposed system.</text:span></text:p>
      <text:p text:style-name="P21"><text:span text:style-name="T74">The first feature of Kubernetes that is relevant to the design system is its ability to deploy multiple instances of a component over all worker nodes with ease (you only need to specify the component image to use and how many replicas you want to deploy and it can be done in a single configuration file without having to reference the explicit nodes were the components will be deployed). This relieves a lot the coordination required from the master node when initializing the </text:span><text:span text:style-name="T32">DataPipeline</text:span><text:span text:style-name="T74"> components, and will also allow for changing the number and resource allocations of the deployed containers on the fly to maximize document throughput.</text:span></text:p>
      <text:p text:style-name="P22">The second relevant feature is <text:span text:style-name="T77">Kubernetes</text:span>’ ability to allow components to directly connect to each other without going through the container’s node first. <text:span text:style-name="T77">Kubernetes’ network is designed so a container is identifiable by its assigned IP address </text:span><text:span text:style-name="T33">across all nodes</text:span><text:span text:style-name="T75">. This virtually allows the system to treat each component as a separate host, using standard </text:span><text:soft-page-break/><text:span text:style-name="T75">web messaging techniques (HTTP requests) to transfer data. This will significantly ease the development of the logic required by the various containers required by the system.</text:span></text:p>
      <text:p text:style-name="P23">A tertiary feature that will be relevant when the system is deployed in a real environment is Kubnertes’ ability to recover from system failures (both node and container crashes). With careful design of the logic in the coordinator and <text:span text:style-name="T24">DataPipeline</text:span> containers (by enforcing idempotence and atomicity of all write operations to the <text:span text:style-name="T24">FileStore</text:span> and <text:span text:style-name="T24">Transaction Database</text:span>). <text:span text:style-name="T76">Kubnertes allows for the restarting of failed nodes and containers and these can just look at the state of the tasks in the Transaction Database and continue execution of any unfinished tasks.</text:span></text:p>
      <text:p text:style-name="P25">The technologies to be used for the systems main data storage components (<text:span text:style-name="T24">FileStore</text:span> and <text:span text:style-name="T24">Transaction Database</text:span>) are also worth discussing.</text:p>
      <text:p text:style-name="P27">The <text:span text:style-name="T24">FileStore</text:span> only requires that the documents’ contents be stored in a way that they can be <text:span text:style-name="T80">retrieved</text:span> <text:span text:style-name="T80">using a key that uniquely identifies that document. Using a cryptographic hash (such as SHA256) over the document’s contents should be sufficient to produce this key. As for the storage technology to use, a cloud BLOB storage that has atomic reads and writes should be sufficient for the purpose, again using the files SHA256 hash as the key.</text:span></text:p>
      <text:p text:style-name="P29">The use of NoSQL databases for storing document contents has been explored but from preliminary review it seems that the most popular NoSQL solutions for storing large files have limits that could be exceeded by the expected size of the documents, or have write performance that degrades as document sizes become larger (MongoDB). <text:span text:style-name="T81">Hence the decision to use a simple keyed BLOB store.</text:span></text:p>
      <text:p text:style-name="P28">The <text:span text:style-name="T24">Transaction Database</text:span> will use a traditional RDBMS (SQL). This satisfies the requirements of the system <text:span text:style-name="T83">for task management and result storage</text:span> (atomicity and the ability to quickly perform join and filter queries). </text:p>
      <text:p text:style-name="P28"/>
      <text:p text:style-name="P24"><text:span text:style-name="T35">Designer’s note</text:span>: These reviews are based on a relatively light review of the documentation <text:span text:style-name="T78">and beginner presentations</text:span> for Docker and Kubernetes. <text:span text:style-name="T77">Due to tight time constraints and limited experience, I have not been able to do proof of concept implementations to properly try out their features (particularly for Kubernetes).</text:span></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loext:contextual-spacing="false" style:writing-mode="page"/>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Landscape"/>
    <style:master-page style:name="Landscape" style:page-layout-name="Mpm2" style:next-style-name="Index"/>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30T11:59:55.549000000</meta:creation-date>
    <dc:date>2020-10-30T18:18:41.387000000</dc:date>
    <meta:editing-duration>PT5H13M55S</meta:editing-duration>
    <meta:editing-cycles>176</meta:editing-cycles>
    <meta:generator>LibreOffice/5.4.3.2$Windows_X86_64 LibreOffice_project/92a7159f7e4af62137622921e809f8546db437e5</meta:generator>
    <meta:document-statistic meta:table-count="0" meta:image-count="0" meta:object-count="0" meta:page-count="5" meta:paragraph-count="47" meta:word-count="1635" meta:character-count="10127" meta:non-whitespace-character-count="8558"/>
  </office:meta>
</office:document-meta>
</file>